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219.2pt"/>
    </style:style>
    <style:style style:name="co4" style:family="table-column">
      <style:table-column-properties fo:break-before="auto" style:column-width="204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378pt" fo:break-before="auto" style:use-optimal-row-height="false"/>
    </style:style>
    <style:style style:name="ro3" style:family="table-row">
      <style:table-row-properties style:row-height="836.16pt" fo:break-before="auto" style:use-optimal-row-height="false"/>
    </style:style>
    <style:style style:name="ro4" style:family="table-row">
      <style:table-row-properties style:row-height="514.26pt" fo:break-before="auto" style:use-optimal-row-height="false"/>
    </style:style>
    <style:style style:name="ro5" style:family="table-row">
      <style:table-row-properties style:row-height="78.49pt" fo:break-before="auto" style:use-optimal-row-height="false"/>
    </style:style>
    <style:style style:name="ro6" style:family="table-row">
      <style:table-row-properties style:row-height="108.14pt" fo:break-before="auto" style:use-optimal-row-height="false"/>
    </style:style>
    <style:style style:name="ro7" style:family="table-row">
      <style:table-row-properties style:row-height="62.7pt" fo:break-before="auto" style:use-optimal-row-height="false"/>
    </style:style>
    <style:style style:name="ro8" style:family="table-row">
      <style:table-row-properties style:row-height="598.34pt" fo:break-before="auto" style:use-optimal-row-height="false"/>
    </style:style>
    <style:style style:name="ro9" style:family="table-row">
      <style:table-row-properties style:row-height="460.2pt" fo:break-before="auto" style:use-optimal-row-height="false"/>
    </style:style>
    <style:style style:name="ro10" style:family="table-row">
      <style:table-row-properties style:row-height="498.7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6" table:default-cell-style-name="ce4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(176 patients)</text:p>
          </table:table-cell>
          <table:table-cell table:style-name="ce1" office:value-type="string" calcext:value-type="string">
            <text:p>Cluster 2(26 patients)</text:p>
          </table:table-cell>
          <table:table-cell office:value-type="string" calcext:value-type="string">
            <text:p>Statistically different (p-value &lt; 0.0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1] "Asian_European"</text:p>
          </table:table-cell>
          <table:table-cell table:style-name="ce5" office:value-type="string" calcext:value-type="string">
            <text:p>[1,] 53.40909 46.59091</text:p>
          </table:table-cell>
          <table:table-cell table:style-name="ce5" office:value-type="string" calcext:value-type="string">
            <text:p>[2,] 76.92308 23.07692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Bacterial</text:p>
          </table:table-cell>
          <table:table-cell table:style-name="ce6" office:value-type="string" calcext:value-type="string">
            <text:p>Streptococcus: 24.110106020000003</text:p>
            <text:p>Rothia: 7.752307066</text:p>
            <text:p>Haemophilus: 5.266074786500001</text:p>
            <text:p>Prevotella: 1.338217523</text:p>
            <text:p>Actinomyces: 1.2751293305</text:p>
            <text:p>Veillonella: 1.258042488</text:p>
            <text:p>Granulicatella: 0.487911381</text:p>
            <text:p>Neisseria: 0.1069718985</text:p>
            <text:p>Fusobacterium: 0.1063428795</text:p>
            <text:p>Leptotrichia: 0.0991870005</text:p>
            <text:p>Porphyromonas: 0.056490506499999996</text:p>
            <text:p>Atopobium: 0.041893207</text:p>
            <text:p>Campylobacter: 0.0334143475</text:p>
            <text:p>Selenomonas: 0.0292971295</text:p>
            <text:p>Pseudomonas: 0.026384507999999997</text:p>
            <text:p>Oribacterium: 0.021549277999999998</text:p>
            <text:p>Capnocytophaga: 0.0207302135</text:p>
            <text:p>Corynebacterium: 0.013076220999999999</text:p>
          </table:table-cell>
          <table:table-cell table:style-name="ce6" office:value-type="string" calcext:value-type="string">
            <text:p>Streptococcus: 19.959362055</text:p>
            <text:p>Rothia: 8.6198854555</text:p>
            <text:p>Haemophilus: 5.403335425</text:p>
            <text:p>Prevotella: 3.6815731220000005</text:p>
            <text:p>Veillonella: 3.0661564845</text:p>
            <text:p>Actinomyces: 3.0322454789999997</text:p>
            <text:p>Neisseria: 1.627780405</text:p>
            <text:p>Leptotrichia: 1.1427063455</text:p>
            <text:p>Porphyromonas: 0.4654407175</text:p>
            <text:p>Granulicatella: 0.33865973650000003</text:p>
            <text:p>Fusobacterium: 0.325609202</text:p>
            <text:p>Capnocytophaga: 0.24594239</text:p>
            <text:p>Atopobium: 0.1349568145</text:p>
            <text:p>Lautropia: 0.1152178475</text:p>
            <text:p>Oribacterium: 0.1140714585</text:p>
            <text:p>Campylobacter: 0.091825095</text:p>
            <text:p>Gemella: 0.0891575395</text:p>
            <text:p>Bulleidia: 0.071201501</text:p>
            <text:p>Corynebacterium: 0.064798325</text:p>
            <text:p>Parvimonas: 0.058738503</text:p>
            <text:p>Pseudomonas: 0.051871373</text:p>
            <text:p>Moryella: 0.045055146500000004</text:p>
            <text:p>Selenomonas: 0.041160313999999996</text:p>
            <text:p>Achromobacter: 0.040311613</text:p>
            <text:p>Mogibacterium: 0.039538339500000005</text:p>
            <text:p>Megasphaera: 0.020675905999999997</text:p>
            <text:p>Catonella: 0.019992893</text:p>
            <text:p>Peptostreptococcus: 0.010743446499999998</text:p>
          </table:table-cell>
          <table:table-cell office:value-type="string" calcext:value-type="string">
            <text:p>Actinomyces</text:p>
            <text:p>Atopobium</text:p>
            <text:p>Bulleidia</text:p>
            <text:p>Capnocytophaga</text:p>
            <text:p>Catonella</text:p>
            <text:p>Fusobacterium</text:p>
            <text:p>Leptotrichia</text:p>
            <text:p>Mogibacterium</text:p>
            <text:p>Moryella</text:p>
            <text:p>Neisseria</text:p>
            <text:p>Oribacterium</text:p>
            <text:p>Parvimonas</text:p>
            <text:p>Peptostreptococcus</text:p>
            <text:p>Porphyromonas</text:p>
            <text:p>Prevotella</text:p>
            <text:p>Veillonella</text:p>
            <text:p>Abiotrophia</text:p>
            <text:p>Butyrivibrio</text:p>
            <text:p>Lautropia</text:p>
            <text:p>Achromobacter</text:p>
            <text:p>Burkholderia</text:p>
            <text:p>Lactobacillus</text:p>
            <text:p>Chryseobacterium</text:p>
            <text:p>Peptococcus</text:p>
            <text:p>Peptoniphilus</text:p>
            <text:p>Avibacterium</text:p>
            <text:p>Anaerovorax</text:p>
            <text:p>Actinobaculum</text:p>
            <text:p>Afipia</text:p>
            <text:p>Plesiomonas</text:p>
            <text:p>Cryocola</text:p>
            <text:p>Ralstoni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Fungal</text:p>
          </table:table-cell>
          <table:table-cell table:style-name="ce6" office:value-type="string" calcext:value-type="string">
            <text:p>Candida: 94.080262755</text:p>
            <text:p>unidentified: 0.08087937149999999</text:p>
            <text:p>Saccharomyces: 0.058308151</text:p>
            <text:p>Aspergillus: 0.0032698035</text:p>
            <text:p>Penicillium: 0.001464166</text:p>
          </table:table-cell>
          <table:table-cell table:style-name="ce6" office:value-type="string" calcext:value-type="string">
            <text:p>unidentified: 25.81202377</text:p>
            <text:p>Aspergillus: 5.491472315000001</text:p>
            <text:p>Candida: 2.7933199315</text:p>
            <text:p>Saccharomyces: 0.209650141</text:p>
            <text:p>Penicillium: 0.01814228</text:p>
          </table:table-cell>
          <table:table-cell office:value-type="string" calcext:value-type="string">
            <text:p>Amauroderma</text:p>
            <text:p>Aspergillus</text:p>
            <text:p>Auricularia</text:p>
            <text:p>Auriculariopsis</text:p>
            <text:p>Auriscalpium</text:p>
            <text:p>Baudoinia</text:p>
            <text:p>Beltraniella</text:p>
            <text:p>Byssomerulius</text:p>
            <text:p>Calvatia</text:p>
            <text:p>Candida</text:p>
            <text:p>Ceriporia</text:p>
            <text:p>Clavispora</text:p>
            <text:p>Coriolopsis</text:p>
            <text:p>Corticium</text:p>
            <text:p>Ctenomyces</text:p>
            <text:p>Cymatoderma</text:p>
            <text:p>Dentipellis</text:p>
            <text:p>Devriesia</text:p>
            <text:p>Dipodascus</text:p>
            <text:p>Earliella</text:p>
            <text:p>Emericella</text:p>
            <text:p>Eutypa</text:p>
            <text:p>Flavomyces</text:p>
            <text:p>Fomitiporella</text:p>
            <text:p>Galerina</text:p>
            <text:p>Ganoderma</text:p>
            <text:p>Geosmithia</text:p>
            <text:p>Grammothele</text:p>
            <text:p>Graphiopsis</text:p>
            <text:p>Gymnopilus</text:p>
            <text:p>Gyrodontium</text:p>
            <text:p>Heterophoma</text:p>
            <text:p>Holtermanniella</text:p>
            <text:p>Hydnochaete</text:p>
            <text:p>Hygrophorus</text:p>
            <text:p>Hymenochaete</text:p>
            <text:p>Hypocenomyce</text:p>
            <text:p>Isaria</text:p>
            <text:p>Johnalcornia</text:p>
            <text:p>Kabatiella</text:p>
            <text:p>Laccaria</text:p>
            <text:p>Lentinus</text:p>
            <text:p>Leohumicola</text:p>
            <text:p>Letendraea</text:p>
            <text:p>Microdochium</text:p>
            <text:p>Moellerodiscus</text:p>
            <text:p>Mycopappus</text:p>
            <text:p>Neofomitella</text:p>
            <text:p>Neophysalospora</text:p>
            <text:p>Paracamarosporium</text:p>
            <text:p>Paraconiothyrium</text:p>
            <text:p>Paxillus</text:p>
            <text:p>Penicilliopsis</text:p>
            <text:p>Penicillium</text:p>
            <text:p>Peniophora</text:p>
            <text:p>Perenniporia</text:p>
            <text:p>Pestalotiopsis</text:p>
            <text:p>Phanerochaete</text:p>
            <text:p>Phellinus</text:p>
            <text:p>Phialemoniopsis</text:p>
            <text:p>Phlebia</text:p>
            <text:p>Phyllosticta</text:p>
            <text:p>Poculum</text:p>
            <text:p>Polyporus</text:p>
            <text:p>Pyrenochaeta</text:p>
            <text:p>Rasamsonia</text:p>
            <text:p>Rhodosporidium</text:p>
            <text:p>Sarcostroma</text:p>
            <text:p>Scleromitrula</text:p>
            <text:p>Sebacina</text:p>
            <text:p>Selenophoma</text:p>
            <text:p>Septoria</text:p>
            <text:p>Simplicillium</text:p>
            <text:p>Stagonosporopsis</text:p>
            <text:p>Stemphylium</text:p>
            <text:p>Subplenodomus</text:p>
            <text:p>Thelephora</text:p>
            <text:p>Theleporus</text:p>
            <text:p>Trematosphaeria</text:p>
            <text:p>Tubaria</text:p>
            <text:p>Tylospora</text:p>
            <text:p>Uncispora</text:p>
            <text:p>unidentified</text:p>
            <text:p>Verrucisporota</text:p>
            <text:p>Vuilleminia</text:p>
            <text:p>Zymoseptoria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Luminex</text:p>
          </table:table-cell>
          <table:table-cell table:style-name="ce6" office:value-type="string" calcext:value-type="string">
            <text:p>IL-1RA  : 2177.4958725</text:p>
            <text:p>IL-8  : 600.56002775</text:p>
            <text:p>IL-1a  : 89.50721708</text:p>
            <text:p>IL-1b  : 72.48958565500001</text:p>
            <text:p>GRO  : 62.0190015</text:p>
            <text:p>MCP-1  : 31.806663970000002</text:p>
            <text:p>EGF  : 31.803391259999998</text:p>
            <text:p>TNFa  : 24.720840695</text:p>
            <text:p>VEGF  : 17.153849725</text:p>
            <text:p>Fractalkine  : 16.381353695</text:p>
            <text:p>G-CSF  : 15.31598181</text:p>
            <text:p>IP-10  : 12.424719525</text:p>
            <text:p>FGF-2  : 8.7142474825</text:p>
            <text:p>MIP-1b  : 4.972982436500001</text:p>
            <text:p>IL-6  : 4.6532036085</text:p>
            <text:p>MIP-1a  : 3.61148453</text:p>
            <text:p>IL-12p40  : 2.1014887265000004</text:p>
            <text:p>MCP-3  : 1.4590273295</text:p>
            <text:p>IFNa2  : 1.406719523</text:p>
            <text:p>MDC  : 1.3994697240000002</text:p>
            <text:p>IL-15  : 1.3717295010000001</text:p>
            <text:p>RANTES  : 1.3260216015</text:p>
            <text:p>PDGF-AB/BB  : 1.2446049129999999</text:p>
            <text:p>GM-CSF  : 1.019657</text:p>
            <text:p>IL-7  : 0.9623860630000001</text:p>
            <text:p>IL-4  : 0.9617892395</text:p>
            <text:p>Flt-3L  : 0.859191876</text:p>
            <text:p>sCD40L  : 0.6810967175</text:p>
            <text:p>IL-12p70  : 0.6336709965</text:p>
            <text:p>IFNg  : 0.5142161685</text:p>
            <text:p>PDGF-AA  : 0.465321324</text:p>
            <text:p>TGF-a  : 0.31273644700000003</text:p>
            <text:p>IL-17A  : 0.237467001</text:p>
            <text:p>IL-10  : 0.2130233285</text:p>
            <text:p>Eotaxin  : 0.125909593</text:p>
            <text:p>IL-13  : 0.094162694</text:p>
            <text:p>IL-2  : 0.069393962</text:p>
            <text:p>IL-3  : 0.06643613849999999</text:p>
            <text:p>IL-5  : 0.06279675200000001</text:p>
            <text:p>TNFb  : 0.04891810349999999</text:p>
            <text:p>IL-9  : 0.0029564505</text:p>
          </table:table-cell>
          <table:table-cell table:style-name="ce6" office:value-type="string" calcext:value-type="string">
            <text:p>IL-1RA  : 1226.0613195</text:p>
            <text:p>IL-8  : 887.2824702</text:p>
            <text:p>GRO  : 107.276684555</text:p>
            <text:p>IL-1a  : 41.78872381</text:p>
            <text:p>IL-1b  : 39.15757441</text:p>
            <text:p>EGF  : 33.728141355</text:p>
            <text:p>Fractalkine  : 26.334718405</text:p>
            <text:p>MCP-1  : 25.502128955</text:p>
            <text:p>TNFa  : 17.588611734</text:p>
            <text:p>VEGF  : 16.19387434</text:p>
            <text:p>G-CSF  : 14.03066784</text:p>
            <text:p>IP-10  : 11.15475899</text:p>
            <text:p>MIP-1b  : 8.637373191000002</text:p>
            <text:p>FGF-2  : 8.235469347</text:p>
            <text:p>IL-6  : 6.9406635205</text:p>
            <text:p>MIP-1a  : 5.281318959</text:p>
            <text:p>PDGF-AB/BB  : 3.3404448994999996</text:p>
            <text:p>IL-12p40  : 2.4115153185000002</text:p>
            <text:p>RANTES  : 2.3610422055</text:p>
            <text:p>MCP-3  : 2.2901564695</text:p>
            <text:p>Flt-3L  : 1.7586437775000001</text:p>
            <text:p>MDC  : 1.703492902</text:p>
            <text:p>IL-15  : 1.628507897</text:p>
            <text:p>IFNa2  : 1.3340457805</text:p>
            <text:p>IL-7  : 0.918158795</text:p>
            <text:p>IL-12p70  : 0.8940401119999999</text:p>
            <text:p>GM-CSF  : 0.8804008159999999</text:p>
            <text:p>IL-4  : 0.838713263</text:p>
            <text:p>IFNg  : 0.771912698</text:p>
            <text:p>sCD40L  : 0.6692942374999999</text:p>
            <text:p>Eotaxin  : 0.6658012440000001</text:p>
            <text:p>PDGF-AA  : 0.6346692705</text:p>
            <text:p>IL-17A  : 0.42211533650000005</text:p>
            <text:p>IL-10  : 0.35263274199999994</text:p>
            <text:p>IL-13  : 0.251688016</text:p>
            <text:p>TGF-a  : 0.223026201</text:p>
            <text:p>IL-5  : 0.206056998</text:p>
            <text:p>TNFb  : 0.1962896635</text:p>
            <text:p>IL-2  : 0.168182958</text:p>
            <text:p>IL-3  : 0.0953488505</text:p>
            <text:p>IL-9  : 0.030405947500000002</text:p>
          </table:table-cell>
          <table:table-cell office:value-type="string" calcext:value-type="string">
            <text:p>Eotaxin  </text:p>
            <text:p>Flt-3L  </text:p>
            <text:p>IL-13  </text:p>
            <text:p>IL-9  </text:p>
            <text:p>MCP-3  </text:p>
            <text:p>MIP-1b  </text:p>
            <text:p>PDGF-AB/BB  </text:p>
            <text:p>TNFb  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 table:number-columns-repeated="2"/>
          <table:table-cell table:number-columns-repeated="1017"/>
        </table:table-row>
        <table:table-row table:style-name="ro5">
          <table:table-cell table:style-name="ce3"/>
          <table:table-cell table:style-name="ce6" table:number-columns-repeated="2"/>
          <table:table-cell table:number-columns-repeated="1017"/>
        </table:table-row>
        <table:table-row table:style-name="ro6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8">
          <table:table-cell table:number-columns-repeated="1020"/>
        </table:table-row>
        <table:table-row table:style-name="ro9">
          <table:table-cell table:number-columns-repeated="1020"/>
        </table:table-row>
        <table:table-row table:style-name="ro10">
          <table:table-cell table:number-columns-repeated="1020"/>
        </table:table-row>
        <table:table-row table:style-name="ro1" table:number-rows-repeated="1048561">
          <table:table-cell table:number-columns-repeated="1020"/>
        </table:table-row>
        <table:table-row table:style-name="ro11" table:number-rows-repeated="2">
          <table:table-cell table:number-columns-repeated="1020"/>
        </table:table-row>
        <table:table-row table:style-name="ro11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C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17:00:01.530143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8-07T17:15:33.033917207</dc:date>
    <meta:editing-duration>PT2H20M37S</meta:editing-duration>
    <meta:editing-cycles>36</meta:editing-cycles>
    <meta:generator>LibreOffice/5.1.3.2$Linux_X86_64 LibreOffice_project/644e4637d1d8544fd9f56425bd6cec110e49301b</meta:generator>
    <meta:document-statistic meta:table-count="1" meta:cell-count="19" meta:object-count="0"/>
  </office:meta>
</office:document-meta>
</file>